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fe087" officeooo:paragraph-rsid="000fe087" style:font-size-asian="17.5pt" style:font-size-complex="20pt"/>
    </style:style>
    <style:style style:name="P2" style:family="paragraph" style:parent-style-name="Standard">
      <style:text-properties fo:font-size="20pt" officeooo:rsid="00113b96" officeooo:paragraph-rsid="00113b96" style:font-size-asian="17.5pt" style:font-size-complex="20pt"/>
    </style:style>
    <style:style style:name="P3" style:family="paragraph" style:parent-style-name="Standard">
      <style:text-properties fo:font-size="20pt" officeooo:rsid="00125e20" officeooo:paragraph-rsid="00125e20" style:font-size-asian="17.5pt" style:font-size-complex="20pt"/>
    </style:style>
    <style:style style:name="P4" style:family="paragraph" style:parent-style-name="Standard">
      <style:text-properties fo:font-size="22pt" fo:font-weight="bold" officeooo:rsid="0019b624" officeooo:paragraph-rsid="000fe087" style:font-size-asian="22pt" style:font-weight-asian="bold" style:font-size-complex="22pt" style:font-weight-complex="bold"/>
    </style:style>
    <style:style style:name="P5" style:family="paragraph" style:parent-style-name="Standard">
      <style:text-properties fo:font-size="22pt" fo:font-weight="bold" officeooo:rsid="00219f71" officeooo:paragraph-rsid="000fe087" style:font-size-asian="22pt" style:font-weight-asian="bold" style:font-size-complex="22pt" style:font-weight-complex="bold"/>
    </style:style>
    <style:style style:name="P6" style:family="paragraph" style:parent-style-name="Standard">
      <style:text-properties fo:font-size="22pt" fo:font-weight="bold" officeooo:rsid="001851f0" officeooo:paragraph-rsid="000fe087" style:font-size-asian="22pt" style:font-weight-asian="bold" style:font-size-complex="22pt" style:font-weight-complex="bold"/>
    </style:style>
    <style:style style:name="P7" style:family="paragraph" style:parent-style-name="Standard">
      <style:text-properties fo:font-size="22pt" fo:font-weight="bold" officeooo:rsid="001a5c9b" officeooo:paragraph-rsid="000fe087" style:font-size-asian="22pt" style:font-weight-asian="bold" style:font-size-complex="22pt" style:font-weight-complex="bold"/>
    </style:style>
    <style:style style:name="P8" style:family="paragraph" style:parent-style-name="Standard">
      <style:text-properties fo:font-size="22pt" fo:font-weight="bold" officeooo:rsid="000fe087" officeooo:paragraph-rsid="000fe087" style:font-size-asian="22pt" style:font-weight-asian="bold" style:font-size-complex="22pt" style:font-weight-complex="bold"/>
    </style:style>
    <style:style style:name="P9" style:family="paragraph" style:parent-style-name="Standard">
      <style:text-properties fo:font-size="22pt" fo:font-weight="bold" officeooo:rsid="00125e20" officeooo:paragraph-rsid="00125e20" style:font-size-asian="22pt" style:font-weight-asian="bold" style:font-size-complex="22pt" style:font-weight-complex="bold"/>
    </style:style>
    <style:style style:name="P10" style:family="paragraph" style:parent-style-name="Standard">
      <style:text-properties fo:font-size="22pt" officeooo:rsid="00219f71" officeooo:paragraph-rsid="000fe087" style:font-size-asian="22pt" style:font-size-complex="22pt"/>
    </style:style>
    <style:style style:name="P11" style:family="paragraph" style:parent-style-name="Standard">
      <style:text-properties fo:font-size="22pt" officeooo:rsid="001851f0" officeooo:paragraph-rsid="000fe087" style:font-size-asian="22pt" style:font-size-complex="22pt"/>
    </style:style>
    <style:style style:name="P12" style:family="paragraph" style:parent-style-name="Standard">
      <style:text-properties fo:font-size="22pt" officeooo:rsid="000fe087" officeooo:paragraph-rsid="000fe087" style:font-size-asian="22pt" style:font-size-complex="22pt"/>
    </style:style>
    <style:style style:name="P13" style:family="paragraph" style:parent-style-name="Standard">
      <style:text-properties fo:font-size="22pt" fo:font-weight="normal" officeooo:rsid="000fe087" officeooo:paragraph-rsid="000fe087" style:font-size-asian="22pt" style:font-weight-asian="normal" style:font-size-complex="22pt" style:font-weight-complex="normal"/>
    </style:style>
    <style:style style:name="P14" style:family="paragraph" style:parent-style-name="Standard">
      <style:text-properties fo:font-size="22pt" fo:font-weight="normal" officeooo:rsid="00113b96" officeooo:paragraph-rsid="00113b96" style:font-size-asian="22pt" style:font-weight-asian="normal" style:font-size-complex="22pt" style:font-weight-complex="normal"/>
    </style:style>
    <style:style style:name="P15" style:family="paragraph" style:parent-style-name="Standard">
      <style:text-properties fo:font-size="22pt" fo:font-weight="bold" officeooo:rsid="000fe087" officeooo:paragraph-rsid="000fe087" style:font-size-asian="22pt" style:font-weight-asian="bold" style:font-size-complex="22pt" style:font-weight-complex="bold"/>
    </style:style>
    <style:style style:name="P16" style:family="paragraph" style:parent-style-name="Standard">
      <style:text-properties fo:font-size="22pt" fo:font-weight="bold" officeooo:rsid="001372a6" officeooo:paragraph-rsid="001372a6" style:font-size-asian="22pt" style:font-weight-asian="bold" style:font-size-complex="22pt" style:font-weight-complex="bold"/>
    </style:style>
    <style:style style:name="P17" style:family="paragraph" style:parent-style-name="Standard">
      <style:text-properties fo:font-size="22pt" fo:font-weight="normal" officeooo:rsid="001372a6" officeooo:paragraph-rsid="001372a6" style:font-size-asian="22pt" style:font-weight-asian="normal" style:font-size-complex="22pt" style:font-weight-complex="normal"/>
    </style:style>
    <style:style style:name="P18" style:family="paragraph" style:parent-style-name="Standard">
      <style:text-properties fo:font-size="22pt" fo:font-weight="normal" officeooo:rsid="001462fa" officeooo:paragraph-rsid="001462fa" style:font-size-asian="22pt" style:font-weight-asian="normal" style:font-size-complex="22pt" style:font-weight-complex="normal"/>
    </style:style>
    <style:style style:name="P19" style:family="paragraph" style:parent-style-name="Standard">
      <style:paragraph-properties>
        <style:tab-stops>
          <style:tab-stop style:position="13.561cm"/>
        </style:tab-stops>
      </style:paragraph-properties>
      <style:text-properties fo:font-size="22pt" fo:font-weight="normal" officeooo:rsid="001462fa" officeooo:paragraph-rsid="001462fa" style:font-size-asian="22pt" style:font-weight-asian="normal" style:font-size-complex="22pt" style:font-weight-complex="normal"/>
    </style:style>
    <style:style style:name="P20" style:family="paragraph" style:parent-style-name="Standard">
      <style:paragraph-properties fo:break-before="page"/>
      <style:text-properties fo:font-size="22pt" fo:font-weight="normal" officeooo:rsid="001462fa" officeooo:paragraph-rsid="001462fa" style:font-size-asian="22pt" style:font-weight-asian="normal" style:font-size-complex="22pt" style:font-weight-complex="normal"/>
    </style:style>
    <style:style style:name="T1" style:family="text">
      <style:text-properties officeooo:rsid="000fe08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e087" style:font-weight-asian="bold" style:font-weight-complex="bold"/>
    </style:style>
    <style:style style:name="T4" style:family="text">
      <style:text-properties fo:font-weight="bold" officeooo:rsid="00125e20" style:font-weight-asian="bold" style:font-weight-complex="bold"/>
    </style:style>
    <style:style style:name="T5" style:family="text">
      <style:text-properties officeooo:rsid="001a5c9b"/>
    </style:style>
    <style:style style:name="T6" style:family="text">
      <style:text-properties officeooo:rsid="0019b688"/>
    </style:style>
    <style:style style:name="T7" style:family="text">
      <style:text-properties officeooo:rsid="00113b96"/>
    </style:style>
    <style:style style:name="T8" style:family="text">
      <style:text-properties officeooo:rsid="00125e20"/>
    </style:style>
    <style:style style:name="T9" style:family="text">
      <style:text-properties officeooo:rsid="00129a50"/>
    </style:style>
    <style:style style:name="T10" style:family="text">
      <style:text-properties officeooo:rsid="0012fbe1"/>
    </style:style>
    <style:style style:name="T11" style:family="text">
      <style:text-properties officeooo:rsid="001372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Once there was a survey going on in the <text:s/>famous technical company <text:span text:style-name="T2">SoftTech.</text:span></text:p>
      <text:p text:style-name="P1">Employee manager asked their employees to stand in a line.</text:p>
      <text:p text:style-name="P1">In the survey every employee had to report the <text:span text:style-name="T2">number of employees</text:span> standing in front <text:span text:style-name="T8">of </text:span>him with the <text:span text:style-name="T2">same salary</text:span> as <text:span text:style-name="T7">of</text:span> that particular employee.</text:p>
      <text:p text:style-name="P3">There are <text:span text:style-name="T2">N</text:span> employee.</text:p>
      <text:p text:style-name="P1">Employee salary is given as an array of <text:span text:style-name="T4">N</text:span><text:span text:style-name="T8"> </text:span>elements.</text:p>
      <text:p text:style-name="P1"/>
      <text:p text:style-name="P5">Input : </text:p>
      <text:p text:style-name="P10">First line will contain an integer '<text:span text:style-name="T2">T'</text:span> (number of test cases ).</text:p>
      <text:p text:style-name="P10">For each test case there is an integer '<text:span text:style-name="T2">N'</text:span> (<text:span text:style-name="T1">number of employees</text:span>).</text:p>
      <text:p text:style-name="P11">Next line contains <text:span text:style-name="T3">N </text:span><text:span text:style-name="T1">integers </text:span><text:span text:style-name="T3">a[1],a[2],..a[N].</text:span></text:p>
      <text:p text:style-name="P12"><text:span text:style-name="T2">a[i] </text:span>denotes the salary of the 'i'th employee from left.</text:p>
      <text:p text:style-name="P6"/>
      <text:p text:style-name="P5">Output : </text:p>
      <text:p text:style-name="P14">For each test case do : </text:p>
      <text:p text:style-name="P2">For each 'i' (1&lt;= i &lt;= N) print the number of employee in front of the 'i'th employee with same salary as that of 'i'th employee.</text:p>
      <text:p text:style-name="P10"/>
      <text:p text:style-name="P4">Constraint :</text:p>
      <text:p text:style-name="P4">T&lt;=10<text:span text:style-name="T5">000</text:span></text:p>
      <text:p text:style-name="P4"><text:span text:style-name="T6">1&lt;=</text:span>N&lt;=<text:span text:style-name="T9">5*1</text:span>00000</text:p>
      <text:p text:style-name="P7">sum of N over all test cases &lt;=<text:span text:style-name="T10">5*</text:span>10^<text:span text:style-name="T10">5</text:span></text:p>
      <text:p text:style-name="P9">1&lt;=a[i]&lt;=10^9</text:p>
      <text:p text:style-name="P9"/>
      <text:p text:style-name="P4">Sample input :</text:p>
      <text:p text:style-name="P4"/>
      <text:p text:style-name="P13">3</text:p>
      <text:p text:style-name="P13">4</text:p>
      <text:p text:style-name="P13">1 2 2 1</text:p>
      <text:p text:style-name="P13">5</text:p>
      <text:p text:style-name="P13">1 2 3 4 2</text:p>
      <text:p text:style-name="P17">7</text:p>
      <text:p text:style-name="P13">1 <text:span text:style-name="T11">2</text:span> 1 1 <text:span text:style-name="T11">3 1 3</text:span></text:p>
      <text:p text:style-name="P13"/>
      <text:p text:style-name="P8">Sample output :</text:p>
      <text:p text:style-name="P8"/>
      <text:p text:style-name="P13">0 0 1 1</text:p>
      <text:p text:style-name="P13">0 0 0 0 1</text:p>
      <text:p text:style-name="P13">0 <text:span text:style-name="T11">0 1 2 0 3 1</text:span></text:p>
      <text:p text:style-name="P8"/>
      <text:p text:style-name="P8"/>
      <text:p text:style-name="P16">Explanation :</text:p>
      <text:p text:style-name="P16"/>
      <text:p text:style-name="P16">test case 3 :</text:p>
      <text:p text:style-name="P16"/>
      <text:p text:style-name="P18"><text:span text:style-name="T2">employee 1 has salary 1</text:span> , but there is <text:span text:style-name="T2">no</text:span> employee in front of him with salary 1, hence print 0</text:p>
      <text:p text:style-name="P18"><text:span text:style-name="T2">employee 2 has salary 2 </text:span>, but there is <text:span text:style-name="T2">no</text:span> employee in front of him with salary 2, hence print 0</text:p>
      <text:p text:style-name="P19"><text:span text:style-name="T2">employee 3 has salary 1 </text:span>, there is an <text:s/>employee in front of him at <text:span text:style-name="T2">position 1</text:span> with salary 1, hence print 1</text:p>
      <text:p text:style-name="P18"><text:span text:style-name="T2">employee 4 has salary 1 </text:span>, there are two employee in front of him at <text:span text:style-name="T2">position 1 and 3</text:span> with salary 1, hence print 2</text:p>
      <text:p text:style-name="P20"><text:span text:style-name="T2">employee 5 has salary 3 </text:span>, but there is <text:span text:style-name="T2">no</text:span> employee in front of him with salary 3, hence print 0</text:p>
      <text:p text:style-name="P20"><text:span text:style-name="T2">employee 6 has salary 1 </text:span>, there are three employee in front of him at <text:span text:style-name="T2">position 1 ,3 and 4 </text:span>with salary 1, hence print 3</text:p>
      <text:p text:style-name="P20"><text:span text:style-name="T2">employee 7 has salary 3 ,</text:span> there is an employee in front of him at <text:span text:style-name="T2">position 5 </text:span>with salary 3, hence print 0</text:p>
      <text:p text:style-name="P1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3:30:29.866515687</meta:creation-date>
    <dc:date>2016-03-30T14:00:09.765373032</dc:date>
    <meta:editing-duration>PT8M40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1" meta:paragraph-count="39" meta:word-count="360" meta:character-count="1678" meta:non-whitespace-character-count="1352"/>
  </office:meta>
</office:document-meta>
</file>